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ALARCON TERRONES EINER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TINGO MARI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4/09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ALARCON TERRONES EINER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2</text:p>
          </table:table-cell>
        </table:table-row>
        <table:table-row>
          <table:table-cell table:style-name="Tabla1.A2" office:value-type="float" office:value="0">
            <text:p text:style-name="P1">GALLINA BB ROJA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GALLINA BB NEGRA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8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4T14:34:32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